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5"/>
        <table:table-column table:style-name="co2" table:number-columns-repeated="4" table:default-cell-style-name="ce3"/>
        <table:table-column table:style-name="co2" table:default-cell-style-name="ce5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38" calcext:value-type="float">
            <text:p>13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7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51" calcext:value-type="float">
            <text:p>15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7" calcext:value-type="float">
            <text:p>207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12" calcext:value-type="float">
            <text:p>21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0" calcext:value-type="float">
            <text:p>220</text:p>
          </table:table-cell>
          <table:table-cell table:style-name="ce7" office:value-type="float" office:value="221" calcext:value-type="float">
            <text:p>221</text:p>
          </table:table-cell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0:39:43.343202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5:39:42.611183310</meta:creation-date>
    <dc:date>2015-10-01T15:41:58.691050906</dc:date>
    <meta:editing-duration>PT5H9M</meta:editing-duration>
    <meta:editing-cycles>4</meta:editing-cycles>
    <meta:generator>LibreOffice/4.2.8.2$Linux_x86 LibreOffice_project/420m0$Build-2</meta:generator>
    <dc:creator>Geert Jan Bex</dc:creator>
    <meta:document-statistic meta:table-count="1" meta:cell-count="252" meta:object-count="0"/>
  </office:meta>
</office:document-meta>
</file>